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e5e4" officeooo:paragraph-rsid="000be5e4"/>
    </style:style>
    <style:style style:name="P2" style:family="paragraph" style:parent-style-name="Standard">
      <style:text-properties fo:font-size="28pt" officeooo:rsid="000be5e4" officeooo:paragraph-rsid="000be5e4" style:font-size-asian="28pt" style:font-size-complex="28pt"/>
    </style:style>
    <style:style style:name="P3" style:family="paragraph" style:parent-style-name="Standard">
      <style:text-properties officeooo:rsid="000dce23" officeooo:paragraph-rsid="000dce23"/>
    </style:style>
    <style:style style:name="T1" style:family="text">
      <style:text-properties style:font-name="serif" fo:font-size="12pt"/>
    </style:style>
    <style:style style:name="T2" style:family="text">
      <style:text-properties style:font-name="serif" fo:font-size="1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S</text:p>
      <text:p text:style-name="P1"/>
      <text:p text:style-name="P2">We can try to extract rule-based semantics using unsupervised learning and compare its performance with the one we already have.</text:p>
      <text:p text:style-name="P1"><text:span text:style-name="T1">Otherwise, Named Entity Recognition (NER) must be done on input documents [16], to get the initial understanding of concepts in them. Then using the NER, the explicit semantic representations can be used to create the Bag of Concepts (BoC) [15]. BoC refers to understanding the concept of a Bag-of-Words to</text:span> <text:span text:style-name="T1">its true “unit of meaning”. To illustrate this using the car reviews dataset [2], we mark below the possible BoC from two documents:</text:span></text:p>
      <text:p text:style-name="P1"><text:span text:style-name="T1"/></text:p>
      <text:p text:style-name="P1"><text:span text:style-name="T2">Some of the above language elements for CP can be developed using the deep learning.’</text:span></text:p>
      <text:p text:style-name="P1"><text:span text:style-name="T2"/></text:p>
      <text:p text:style-name="P3"><text:span text:style-name="T2">We can use pretrained weights and fine tune it to our dataset.</text:span></text:p>
      <text:p text:style-name="P3"><text:span text:style-name="T2"/></text:p>
      <text:p text:style-name="P3"><text:span text:style-name="T2">Collect more nuclear dataset from more online books or through research papers on nuclear domain.</text:span></text:p>
      <text:p text:style-name="P3"><text:span text:style-name="T2"/></text:p>
      <text:p text:style-name="P3"><text:span text:style-name="T2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06:45:54.826190333</meta:creation-date>
    <dc:date>2019-05-30T07:18:44.629713372</dc:date>
    <meta:editing-duration>PT22M49S</meta:editing-duration>
    <meta:editing-cycles>1</meta:editing-cycles>
    <meta:document-statistic meta:table-count="0" meta:image-count="0" meta:object-count="0" meta:page-count="1" meta:paragraph-count="6" meta:word-count="136" meta:character-count="816" meta:non-whitespace-character-count="686"/>
    <meta:generator>LibreOffice/5.1.6.2$Linux_X86_64 LibreOffice_project/10m0$Build-2</meta:generator>
  </office:meta>
</office:document-meta>
</file>